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764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764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9764a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rsid="024b9c8f" officeooo:paragraph-rsid="024b9c8f"/>
    </style:style>
    <style:style style:name="P8" style:family="paragraph" style:parent-style-name="Standard">
      <style:text-properties officeooo:rsid="03529f02" officeooo:paragraph-rsid="024b9c8f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0" style:family="paragraph" style:parent-style-name="Standard">
      <style:text-properties officeooo:rsid="03529f02" officeooo:paragraph-rsid="035f80d2"/>
    </style:style>
    <style:style style:name="P11" style:family="paragraph" style:parent-style-name="Text_20_body">
      <style:text-properties officeooo:rsid="03529f02" officeooo:paragraph-rsid="03973d6a"/>
    </style:style>
    <style:style style:name="T1" style:family="text">
      <style:text-properties officeooo:rsid="03ba6afe"/>
    </style:style>
    <style:style style:name="T2" style:family="text">
      <style:text-properties officeooo:rsid="03cc334b"/>
    </style:style>
    <style:style style:name="T3" style:family="text">
      <style:text-properties officeooo:rsid="00a7279d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d169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<text:span text:style-name="T2">13</text:span> Editors - Compositor Editor - Header - Add Menu - <text:s/><text:span text:style-name="T2">Textur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Texture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" text:outline-level="1"><text:bookmark-start text:name="__RefHeading___Toc9731_2334785218"/>D<text:span text:style-name="T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Texture<text:tab/>2</text:a></text:p>
        </text:index-body>
      </text:table-of-content>
      <text:p text:style-name="P6"/>
      <text:p text:style-name="P7"/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9" text:outline-level="1"><text:bookmark-start text:name="__RefHeading___Toc1324_2343488134"/><text:span text:style-name="T4">A</text:span><text:span text:style-name="T5">dd</text:span><text:span text:style-name="T6"> menu - </text:span><text:span text:style-name="T7">Texture</text:span><text:bookmark-end text:name="__RefHeading___Toc1324_2343488134"/></text:h>
          </table:table-cell>
        </table:table-row>
      </table:table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37a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a6afe" style:font-size-asian="10pt" style:font-size-complex="10pt"/>
    </style:style>
    <style:style style:name="MT5" style:family="text">
      <style:text-properties fo:font-size="10pt" officeooo:rsid="03cc334b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.</text:span><text:span text:style-name="MT5">13</text:span><text:span text:style-name="MT3"> Editors - Compositor Editor - Header - A</text:span><text:span text:style-name="MT6">dd</text:span><text:span text:style-name="MT3"> Menu</text:span><text:span text:style-name="MT7"> - <text:s/></text:span><text:span text:style-name="MT5">Textur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50M5S</meta:editing-duration>
    <meta:editing-cycles>850</meta:editing-cycles>
    <meta:generator>LibreOffice/25.2.4.3$Windows_X86_64 LibreOffice_project/33e196637044ead23f5c3226cde09b47731f7e27</meta:generator>
    <dc:date>2025-07-16T14:16:36.669962500</dc:date>
    <meta:document-statistic meta:table-count="3" meta:image-count="1" meta:object-count="0" meta:page-count="2" meta:paragraph-count="11" meta:word-count="65" meta:character-count="346" meta:non-whitespace-character-count="288"/>
    <meta:template xlink:type="simple" xlink:actuate="onRequest" xlink:title="standard1cm" xlink:href="../../../AppData/Roaming/LibreOffice/4/user/template/standard1cm.ott" meta:date="2016-03-29T10:15:31.334000000"/>
  </office:meta>
</office:document-meta>
</file>